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number-columns-repeated="1636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esktop Studies</text:p>
          </table:table-cell>
          <table:table-cell table:number-columns-repeated="8" table:style-name="ce1"/>
          <table:table-cell office:value-type="string" table:style-name="ce1">
            <text:p>SOE studies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MPI</text:p>
          </table:table-cell>
          <table:table-cell table:number-columns-repeated="8" table:style-name="ce1"/>
          <table:table-cell office:value-type="string" table:style-name="ce1">
            <text:p>MPI</text:p>
          </table:table-cell>
          <table:table-cell table:number-columns-repeated="2" table:style-name="ce1"/>
          <table:table-cell office:value-type="string" table:style-name="ce1">
            <text:p>GPU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PU</text:p>
          </table:table-cell>
          <table:table-cell table:number-columns-repeated="7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Cores</text:p>
          </table:table-cell>
          <table:table-cell office:value-type="float" office:value="2496" table:style-name="ce1">
            <text:p>2496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Speedup</text:p>
          </table:table-cell>
          <table:table-cell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Cores</text:p>
          </table:table-cell>
          <table:table-cell office:value-type="float" office:value="1792" table:style-name="ce1">
            <text:p>1792</text:p>
          </table:table-cell>
          <table:table-cell table:style-name="ce1"/>
          <table:table-cell office:value-type="string" table:style-name="ce1">
            <text:p>core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4.63" table:style-name="ce1">
            <text:p>404.63</text:p>
          </table:table-cell>
          <table:table-cell office:value-type="float" office:value="556" table:style-name="ce1">
            <text:p>556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73" table:style-name="ce1">
            <text:p>14.73</text:p>
          </table:table-cell>
          <table:table-cell office:value-type="float" office:value="1" table:formula="of:=[.$C$8]/[.C8]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2.30000000000001" table:style-name="ce1">
            <text:p>132.3</text:p>
          </table:table-cell>
          <table:table-cell office:value-type="float" office:value="256" table:formula="of:=[.F8]*256" table:style-name="ce1">
            <text:p>256</text:p>
          </table:table-cell>
          <table:table-cell table:number-columns-repeated="2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85" table:style-name="ce1">
            <text:p>985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.75153061224489792" table:formula="of:=[.$C$8]/[.C9]" table:style-name="ce1">
            <text:p>0.7515306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28.4" table:style-name="ce1">
            <text:p>128.4</text:p>
          </table:table-cell>
          <table:table-cell office:value-type="float" office:value="512" table:formula="of:=[.F9]*256" table:style-name="ce1">
            <text:p>5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43" table:style-name="ce1">
            <text:p>243</text:p>
          </table:table-cell>
          <table:table-cell office:value-type="float" office:value="365" table:style-name="ce1">
            <text:p>365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727.72199999999998" table:style-name="ce1">
            <text:p>727.722</text:p>
          </table:table-cell>
          <table:table-cell office:value-type="float" office:value="2.0241245970301847E-2" table:formula="of:=[.$C$8]/[.C10]" table:style-name="ce1">
            <text:p>0.02024124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9.813" table:style-name="ce1">
            <text:p>119.813</text:p>
          </table:table-cell>
          <table:table-cell office:value-type="float" office:value="1024" table:formula="of:=[.F10]*256" table:style-name="ce1">
            <text:p>102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490" table:style-name="ce1">
            <text:p>490</text:p>
          </table:table-cell>
          <table:table-cell office:value-type="float" office:value="361" table:style-name="ce1">
            <text:p>361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739" table:style-name="ce1">
            <text:p>739</text:p>
          </table:table-cell>
          <table:table-cell office:value-type="float" office:value="1.9932341001353181E-2" table:formula="of:=[.$C$8]/[.C11]" table:style-name="ce1">
            <text:p>0.01993234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6.233" table:style-name="ce1">
            <text:p>116.233</text:p>
          </table:table-cell>
          <table:table-cell office:value-type="float" office:value="2048" table:formula="of:=[.F11]*256" table:style-name="ce1">
            <text:p>204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662" table:style-name="ce1">
            <text:p>166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97" table:style-name="ce1">
            <text:p>497</text:p>
          </table:table-cell>
          <table:table-cell office:value-type="float" office:value="366" table:style-name="ce1">
            <text:p>366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743" table:style-name="ce1">
            <text:p>743</text:p>
          </table:table-cell>
          <table:table-cell office:value-type="float" office:value="1.9825033647375506E-2" table:formula="of:=[.$C$8]/[.C12]" table:style-name="ce1">
            <text:p>0.01982503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3.4" table:style-name="ce1">
            <text:p>173.4</text:p>
          </table:table-cell>
          <table:table-cell office:value-type="float" office:value="4096" table:formula="of:=[.F12]*256" table:style-name="ce1">
            <text:p>40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107" table:style-name="ce1">
            <text:p>1107</text:p>
          </table:table-cell>
          <table:table-cell office:value-type="float" office:value="1097" table:style-name="ce1">
            <text:p>1097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733" table:style-name="ce1">
            <text:p>733</text:p>
          </table:table-cell>
          <table:table-cell office:value-type="float" office:value="2.0095497953615281E-2" table:formula="of:=[.$C$8]/[.C13]" table:style-name="ce1">
            <text:p>0.02009549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25" table:style-name="ce1">
            <text:p>225</text:p>
          </table:table-cell>
          <table:table-cell office:value-type="float" office:value="8192" table:formula="of:=[.F13]*256" table:style-name="ce1">
            <text:p>819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9" table:style-name="ce1"/>
          <table:table-cell office:value-type="float" office:value="32" table:style-name="ce1">
            <text:p>32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Speed up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formula="of:=[.G8]/[.$G$8]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Speedup</text:p>
          </table:table-cell>
          <table:table-cell table:number-columns-repeated="2" table:style-name="ce1"/>
          <table:table-cell office:value-type="float" office:value="0.97052154195011331" table:formula="of:=[.G9]/[.$G$8]" table:style-name="ce1">
            <text:p>0.970521542</text:p>
          </table:table-cell>
          <table:table-cell table:number-columns-repeated="3" table:style-name="ce1"/>
          <table:table-cell office:value-type="string" table:style-name="ce1">
            <text:p>cores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office:value-type="float" office:value="1" table:formula="of:=[.$C$18]/[.C18]" table:style-name="ce1">
            <text:p>1</text:p>
          </table:table-cell>
          <table:table-cell table:number-columns-repeated="2" table:style-name="ce1"/>
          <table:table-cell office:value-type="float" office:value="0.90561602418745268" table:formula="of:=[.G10]/[.$G$8]" table:style-name="ce1">
            <text:p>0.905616024</text:p>
          </table:table-cell>
          <table:table-cell table:number-columns-repeated="3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.4019607843137256" table:formula="of:=[.$C$18]/[.C19]" table:style-name="ce1">
            <text:p>1.401960784</text:p>
          </table:table-cell>
          <table:table-cell table:number-columns-repeated="2" table:style-name="ce1"/>
          <table:table-cell office:value-type="float" office:value="0.87855631141345425" table:formula="of:=[.G11]/[.$G$8]" table:style-name="ce1">
            <text:p>0.87855631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79" table:style-name="ce1">
            <text:p>379</text:p>
          </table:table-cell>
          <table:table-cell office:value-type="float" office:value="3.7730870712401055E-2" table:formula="of:=[.$C$18]/[.C20]" table:style-name="ce1">
            <text:p>0.037730871</text:p>
          </table:table-cell>
          <table:table-cell table:number-columns-repeated="2" table:style-name="ce1"/>
          <table:table-cell office:value-type="float" office:value="1.3106575963718821" table:formula="of:=[.G12]/[.$G$8]" table:style-name="ce1">
            <text:p>1.31065759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rashed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80.8" table:style-name="ce1">
            <text:p>380.8</text:p>
          </table:table-cell>
          <table:table-cell office:value-type="float" office:value="3.755252100840336E-2" table:formula="of:=[.$C$18]/[.C21]" table:style-name="ce1">
            <text:p>0.037552521</text:p>
          </table:table-cell>
          <table:table-cell table:number-columns-repeated="2" table:style-name="ce1"/>
          <table:table-cell office:value-type="float" office:value="1.7006802721088434" table:formula="of:=[.G13]/[.$G$8]" table:style-name="ce1">
            <text:p>1.70068027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90.4" table:style-name="ce1">
            <text:p>390.4</text:p>
          </table:table-cell>
          <table:table-cell office:value-type="float" office:value="3.662909836065574E-2" table:formula="of:=[.$C$18]/[.C22]" table:style-name="ce1">
            <text:p>0.036629098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390.6" table:style-name="ce1">
            <text:p>390.6</text:p>
          </table:table-cell>
          <table:table-cell office:value-type="float" office:value="3.6610343061955965E-2" table:formula="of:=[.$C$18]/[.C23]" table:style-name="ce1">
            <text:p>0.036610343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9" table:style-name="ce1"/>
          <table:table-cell office:value-type="float" office:value="32" table:style-name="ce1">
            <text:p>32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Speedup</text:p>
          </table:table-cell>
          <table:table-cell table:number-columns-repeated="6" table:style-name="ce1"/>
          <table:table-cell office:value-type="string" table:style-name="ce1">
            <text:p>cores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office:value-type="float" office:value="1" table:formula="of:=[.$C$28]/[.C28]" table:style-name="ce1">
            <text:p>1</text:p>
          </table:table-cell>
          <table:table-cell table:number-columns-repeated="6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.4300000000000002" table:formula="of:=[.$C$28]/[.C29]" table:style-name="ce1">
            <text:p>1.43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65.2" table:style-name="ce1">
            <text:p>165.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05.9" table:style-name="ce1">
            <text:p>205.9</text:p>
          </table:table-cell>
          <table:table-cell office:value-type="float" office:value="6.9451189898008747E-2" table:formula="of:=[.$C$28]/[.C30]" table:style-name="ce1">
            <text:p>0.06945119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06.2" table:style-name="ce1">
            <text:p>206.2</text:p>
          </table:table-cell>
          <table:table-cell office:value-type="float" office:value="6.9350145489815718E-2" table:formula="of:=[.$C$28]/[.C31]" table:style-name="ce1">
            <text:p>0.069350145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06.3" table:style-name="ce1">
            <text:p>206.3</text:p>
          </table:table-cell>
          <table:table-cell office:value-type="float" office:value="6.9316529326223938E-2" table:formula="of:=[.$C$28]/[.C32]" table:style-name="ce1">
            <text:p>0.069316529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206.6" table:style-name="ce1">
            <text:p>206.6</text:p>
          </table:table-cell>
          <table:table-cell office:value-type="float" office:value="6.921587608906099E-2" table:formula="of:=[.$C$28]/[.C33]" table:style-name="ce1">
            <text:p>0.069215876</text:p>
          </table:table-cell>
          <table:table-cell table:number-columns-repeated="6" table:style-name="ce1"/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/>
          <table:table-cell table:number-columns-repeated="9" table:style-name="ce1"/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nmare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P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PU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2" table:style-name="ce1"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office:value-type="string" table:style-name="ce1">
            <text:p>Core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18.86" table:style-name="ce1">
            <text:p>118.8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67.48" table:style-name="ce1">
            <text:p>167.48</text:p>
          </table:table-cell>
          <table:table-cell office:value-type="float" office:value="256" table:formula="of:=[.F43]*256" table:style-name="ce1">
            <text:p>256</text:p>
          </table:table-cell>
          <table:table-cell office:value-type="float" office:value="63.5824" table:style-name="ce1">
            <text:p>63.582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9.600000000000001" table:style-name="ce1">
            <text:p>19.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74.7611" table:style-name="ce1">
            <text:p>174.7611</text:p>
          </table:table-cell>
          <table:table-cell office:value-type="float" office:value="512" table:formula="of:=[.F44]*256" table:style-name="ce1">
            <text:p>512</text:p>
          </table:table-cell>
          <table:table-cell office:value-type="float" office:value="81.188299999999998" table:style-name="ce1">
            <text:p>81.188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727.72199999999998" table:style-name="ce1">
            <text:p>727.72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47.6" table:style-name="ce1">
            <text:p>447.6</text:p>
          </table:table-cell>
          <table:table-cell office:value-type="float" office:value="1024" table:formula="of:=[.F45]*256" table:style-name="ce1">
            <text:p>1024</text:p>
          </table:table-cell>
          <table:table-cell office:value-type="float" office:value="447.55700000000002" table:style-name="ce1">
            <text:p>447.55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739" table:style-name="ce1">
            <text:p>73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87.7" table:style-name="ce1">
            <text:p>987.7</text:p>
          </table:table-cell>
          <table:table-cell office:value-type="float" office:value="2048" table:formula="of:=[.F46]*256" table:style-name="ce1">
            <text:p>204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743" table:style-name="ce1">
            <text:p>743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45" table:style-name="ce1">
            <text:p>1245</text:p>
          </table:table-cell>
          <table:table-cell office:value-type="float" office:value="4096" table:formula="of:=[.F47]*256" table:style-name="ce1">
            <text:p>409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733" table:style-name="ce1">
            <text:p>73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924" table:style-name="ce1">
            <text:p>1924</text:p>
          </table:table-cell>
          <table:table-cell office:value-type="float" office:value="8192" table:formula="of:=[.F48]*256" table:style-name="ce1">
            <text:p>819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79" table:style-name="ce1">
            <text:p>3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80.8" table:style-name="ce1">
            <text:p>380.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90.4" table:style-name="ce1">
            <text:p>390.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390.6" table:style-name="ce1">
            <text:p>390.6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ore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ompartments</text:p>
          </table:table-cell>
          <table:table-cell office:value-type="string" table:style-name="ce1">
            <text:p>Time(s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.3" table:style-name="ce1">
            <text:p>14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05.9" table:style-name="ce1">
            <text:p>205.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06.2" table:style-name="ce1">
            <text:p>206.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06.3" table:style-name="ce1">
            <text:p>206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206.6" table:style-name="ce1">
            <text:p>206.6</text:p>
          </table:table-cell>
          <table:table-cell table:number-columns-repeated="1638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Chaitanya Sampat</dc:creator>
    <meta:creation-date>2019-04-12T14:49:31Z</meta:creation-date>
    <dc:date>2019-09-12T20:52:27Z</dc:date>
    <meta:editing-cycles>10</meta:editing-cycles>
    <meta:editing-duration>PT342120S</meta:editing-duration>
  </office:meta>
</office:document-meta>
</file>